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009247220823073805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727714943414490337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181235423185203123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7"><text:soft-page-break/>Sat <text:s/>5/7/16: <text:span text:style-name="T1">3 miles</text:span></text:p>
      <text:p text:style-name="P17">I ran 3 miles on hilly roads at about 10:00mile.</text:p>
      <text:p text:style-name="P17"/>
      <text:p text:style-name="P17">Sun 5/8/16: <text:span text:style-name="T1">4 miles</text:span></text:p>
      <text:p text:style-name="P17">I walked 1.5 miles on a trail in the woods. <text:s/>A few hours later, 2.5 mile run on hilly roads at 9:43/mi.<text:span text:style-name="T1"> </text:span></text:p>
      <text:p text:style-name="P18"/>
      <text:p text:style-name="P17">Mon 5/9/16:<text:span text:style-name="T1"> 5.5 miles</text:span></text:p>
      <text:p text:style-name="P17">½ mile warmup on roads</text:p>
      <text:p text:style-name="P17">On indoor track: ½ mile in 4:41</text:p>
      <text:p text:style-name="P17">rest 3 minutes</text:p>
      <text:p text:style-name="P17">On treadmill: <text:s/>4 miles at 9:00/mi</text:p>
      <text:p text:style-name="P17">½ mile warmdown</text:p>
      <text:p text:style-name="P17"/>
      <text:p text:style-name="P17">Tues 5/10/16: <text:span text:style-name="T1">4 miles</text:span></text:p>
      <text:p text:style-name="P17">I ran 4 miles on a treadmill at 10:00/mi.</text:p>
      <text:p text:style-name="P17">My pulse at the end of each mile during the 4 mile run was:</text:p>
      <text:p text:style-name="P17">mile 1 <text:s/>113</text:p>
      <text:p text:style-name="P17">mile 2 <text:s/>119</text:p>
      <text:p text:style-name="P17">mile 3 <text:s/>120</text:p>
      <text:p text:style-name="P17">mile 4 <text:s/>119</text:p>
      <text:p text:style-name="P17"/>
      <text:p text:style-name="P17">Wed 5/11/16: <text:span text:style-name="T1">3 miles</text:span></text:p>
      <text:p text:style-name="P17">I ran 3 miles on hilly roads at about 10:00/mi.</text:p>
      <text:p text:style-name="P17"/>
      <text:p text:style-name="P17">Thur 5/12/16:<text:span text:style-name="T1"> 2 miles</text:span></text:p>
      <text:p text:style-name="P17">I ran on the outdoor track. The first mile was in 9:47. The second mile I walked for a minute at the beginning of the mile and another minute halfway through. <text:s/>Time <text:s/>10:52.<text:span text:style-name="T1"> </text:span></text:p>
      <text:p text:style-name="P17"><text:span text:style-name="T1"/></text:p>
      <text:p text:style-name="P17">Fri 5/13/16:<text:span text:style-name="T1"> 1 mile</text:span></text:p>
      <text:p text:style-name="P17">I ran 1 mile on roads in about 9:00 before driving to Webster NY.</text:p>
      <text:p text:style-name="P17"/>
      <text:p text:style-name="P18">22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3T07:59:12.87</dc:date>
    <dc:creator>James Lombardi</dc:creator>
    <meta:editing-duration>PT21H56M27S</meta:editing-duration>
    <meta:editing-cycles>117</meta:editing-cycles>
    <meta:document-statistic meta:table-count="0" meta:image-count="0" meta:object-count="0" meta:page-count="12" meta:paragraph-count="381" meta:word-count="4021" meta:character-count="20323"/>
  </office:meta>
</office:document-meta>
</file>